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3" style:base-cell-address="Sheet1.A1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map style:condition="cell-content()=&quot;yes&quot;" style:apply-style-name="Untitled1" style:base-cell-address="Sheet1.L1"/>
      <style:map style:condition="cell-content()=&quot;paraphrase&quot;" style:apply-style-name="Untitled3" style:base-cell-address="Sheet1.L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4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it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it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7.14285714285714" calcext:value-type="float">
            <text:p>7.142857142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it</text:p>
          </table:table-cell>
          <table:table-cell office:value-type="float" office:value="0.125" calcext:value-type="float">
            <text:p>0.1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de</text:p>
          </table:table-cell>
          <table:table-cell office:value-type="float" office:value="0.125" calcext:value-type="float">
            <text:p>0.1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it</text:p>
          </table:table-cell>
          <table:table-cell office:value-type="float" office:value="0.125" calcext:value-type="float">
            <text:p>0.1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.7647058823529" calcext:value-type="float">
            <text:p>11.7647058824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it</text:p>
          </table:table-cell>
          <table:table-cell office:value-type="float" office:value="0.133333333333333" calcext:value-type="float">
            <text:p>0.13333333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de</text:p>
          </table:table-cell>
          <table:table-cell office:value-type="float" office:value="0.155555555555556" calcext:value-type="float">
            <text:p>0.155555555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11.5384615384615" calcext:value-type="float">
            <text:p>11.538461538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de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.3846153846154" calcext:value-type="float">
            <text:p>15.384615384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it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de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de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7.69230769230769" calcext:value-type="float">
            <text:p>7.692307692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it</text:p>
          </table:table-cell>
          <table:table-cell office:value-type="float" office:value="0.186046511627907" calcext:value-type="float">
            <text:p>0.18604651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de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fr.de</text:p>
          </table:table-cell>
          <table:table-cell office:value-type="float" office:value="0.190476190476191" calcext:value-type="float">
            <text:p>0.19047619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de</text:p>
          </table:table-cell>
          <table:table-cell office:value-type="float" office:value="0.192307692307692" calcext:value-type="float">
            <text:p>0.19230769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de</text:p>
          </table:table-cell>
          <table:table-cell office:value-type="float" office:value="0.195652173913043" calcext:value-type="float">
            <text:p>0.19565217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5.3846153846154" calcext:value-type="float">
            <text:p>15.384615384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de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9.09090909090909" calcext:value-type="float">
            <text:p>9.090909090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it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it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de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44.4444444444444" calcext:value-type="float">
            <text:p>44.444444444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de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1.1111111111111" calcext:value-type="float">
            <text:p>11.11111111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it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d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it</text:p>
          </table:table-cell>
          <table:table-cell office:value-type="float" office:value="0.45" calcext:value-type="float">
            <text:p>0.4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.9047619047619" calcext:value-type="float">
            <text:p>11.904761904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en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it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69.2307692307692" calcext:value-type="float">
            <text:p>69.2307692308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en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en</text:p>
          </table:table-cell>
          <table:table-cell office:value-type="float" office:value="0.62962962962963" calcext:value-type="float">
            <text:p>0.629629629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en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en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en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en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72.2222222222222" calcext:value-type="float">
            <text:p>72.222222222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de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en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en</text:p>
          </table:table-cell>
          <table:table-cell office:value-type="float" office:value="0.807692307692308" calcext:value-type="float">
            <text:p>0.80769230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.8235294117647" calcext:value-type="float">
            <text:p>58.8235294118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de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78.5714285714286" calcext:value-type="float">
            <text:p>78.5714285714</text:p>
          </table:table-cell>
          <table:table-cell office:value-type="float" office:value="61.8181818181818" calcext:value-type="float">
            <text:p>61.8181818182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5.2380952380952" calcext:value-type="float">
            <text:p>95.2380952381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.4761904761905" calcext:value-type="float">
            <text:p>90.4761904762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 table:number-rows-repeated="5">
          <table:table-cell table:style-name="Default" table:number-columns-repeated="1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assessment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good</text:p>
          </table:table-cell>
          <table:table-cell table:style-name="Default" office:value-type="string" calcext:value-type="string">
            <text:p>bad</text:p>
          </table:table-cell>
          <table:table-cell table:style-name="Default" office:value-type="string" calcext:value-type="string">
            <text:p>reasonable</text:p>
          </table:table-cell>
          <table:table-cell table:style-name="Default" office:value-type="string" calcext:value-type="string">
            <text:p>unreasonable</text:p>
          </table:table-cell>
        </table:table-row>
        <table:table-row table:style-name="ro1">
          <table:table-cell table:style-name="Default" table:number-columns-repeated="5"/>
          <table:table-cell table:number-columns-repeated="2" table:style-name="Default" office:value-type="string" calcext:value-type="string">
            <text:p>yes</text:p>
          </table:table-cell>
          <table:table-cell table:style-name="ce2" table:formula="of:=COUNTIFS([.K2:.K60]; &quot;yes&quot;; [.L2:.L60]; &quot;yes&quot;)" office:value-type="float" office:value="16" calcext:value-type="float">
            <text:p>16</text:p>
          </table:table-cell>
          <table:table-cell table:style-name="Default" table:formula="of:=[.H67]" office:value-type="float" office:value="16" calcext:value-type="float">
            <text:p>1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 table:style-name="Default" office:value-type="string" calcext:value-type="string">
            <text:p>no</text:p>
          </table:table-cell>
          <table:table-cell table:style-name="Default" table:formula="of:=COUNTIFS([.K2:.K60]; &quot;no&quot;; [.L2:.L60]; &quot;no&quot;)" office:value-type="float" office:value="33" calcext:value-type="float">
            <text:p>33</text:p>
          </table:table-cell>
          <table:table-cell table:style-name="Default" table:formula="of:=[.H68]" office:value-type="float" office:value="33" calcext:value-type="float">
            <text:p>33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COUNTIFS([.K2:.K60]; &quot;yes&quot;; [.L2:.L60]; &quot;no&quot;)" office:value-type="float" office:value="0" calcext:value-type="float">
            <text:p>0</text:p>
          </table:table-cell>
          <table:table-cell table:style-name="Default"/>
          <table:table-cell table:style-name="Default" table:formula="of:=[.H69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COUNTIFS([.K2:.K60]; &quot;no&quot;; [.L2:.L60]; &quot;yes&quot;)" office:value-type="float" office:value="5" calcext:value-type="float">
            <text:p>5</text:p>
          </table:table-cell>
          <table:table-cell table:style-name="Default"/>
          <table:table-cell table:style-name="Default" table:formula="of:=[.H70]"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60]; &quot;yes&quot;; [.L2:.L60]; &quot;paraphrase&quot;)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table:formula="of:=[.H71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60]; &quot;no&quot;; [.L2:.L60]; &quot;paraphrase&quot;)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[.H72]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7"/>
          <table:table-cell table:style-name="Default" table:formula="of:=SUM([.H67:.H72])" office:value-type="float" office:value="59" calcext:value-type="float">
            <text:p>59</text:p>
          </table:table-cell>
          <table:table-cell table:style-name="Default" table:formula="of:=SUM([.I67:.I68])" office:value-type="float" office:value="49" calcext:value-type="float">
            <text:p>49</text:p>
          </table:table-cell>
          <table:table-cell table:style-name="Default" table:formula="of:=SUM([.J69:.J70])" office:value-type="float" office:value="5" calcext:value-type="float">
            <text:p>5</text:p>
          </table:table-cell>
          <table:table-cell table:style-name="Default" table:formula="of:=[.K71]" office:value-type="float" office:value="1" calcext:value-type="float">
            <text:p>1</text:p>
          </table:table-cell>
          <table:table-cell table:style-name="Default" table:formula="of:=[.L72]" office:value-type="float" office:value="4" calcext:value-type="float">
            <text:p>4</text:p>
          </table:table-cell>
        </table:table-row>
        <table:table-row table:style-name="ro1" table:number-rows-repeated="4">
          <table:table-cell table:style-name="Default" table:number-columns-repeated="1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erfect</text:p>
          </table:table-cell>
          <table:table-cell table:style-name="Default" table:formula="of:=([.I73]/[.H73])*100" office:value-type="float" office:value="83.0508474576271" calcext:value-type="float">
            <text:p>83.0508474576</text:p>
          </table:table-cell>
          <table:table-cell table:style-name="Default" table:number-columns-repeated="2"/>
          <table:table-cell table:style-name="ce3" office:value-type="string" calcext:value-type="string">
            <text:p>perfect</text:p>
          </table:table-cell>
          <table:table-cell table:style-name="ce3" table:formula="of:=[.H67]" office:value-type="float" office:value="16" calcext:value-type="float">
            <text:p>16</text:p>
          </table:table-cell>
          <table:table-cell table:style-name="ce3" table:formula="of:=([.K78]/[.K81])*100" office:value-type="float" office:value="94.1176470588235" calcext:value-type="float">
            <text:p>94.1176470588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good</text:p>
          </table:table-cell>
          <table:table-cell table:style-name="Default" table:formula="of:=(([.I73]+[.K73])/[.H73])*100" office:value-type="float" office:value="84.7457627118644" calcext:value-type="float">
            <text:p>84.7457627119</text:p>
          </table:table-cell>
          <table:table-cell table:style-name="Default" table:number-columns-repeated="2"/>
          <table:table-cell table:style-name="ce3" office:value-type="string" calcext:value-type="string">
            <text:p>bad</text:p>
          </table:table-cell>
          <table:table-cell table:style-name="ce3" table:formula="of:=[.H69]" office:value-type="float" office:value="0" calcext:value-type="float">
            <text:p>0</text:p>
          </table:table-cell>
          <table:table-cell table:style-name="ce3" table:formula="of:=([.K79]/[.K81])*100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bad</text:p>
          </table:table-cell>
          <table:table-cell table:style-name="Default" table:formula="of:=(([.J73]+[.L73])/[.H73])*100" office:value-type="float" office:value="15.2542372881356" calcext:value-type="float">
            <text:p>15.2542372881</text:p>
          </table:table-cell>
          <table:table-cell table:style-name="Default" table:number-columns-repeated="2"/>
          <table:table-cell table:style-name="ce3" office:value-type="string" calcext:value-type="string">
            <text:p>good</text:p>
          </table:table-cell>
          <table:table-cell table:style-name="ce3" table:formula="of:=[.H71]" office:value-type="float" office:value="1" calcext:value-type="float">
            <text:p>1</text:p>
          </table:table-cell>
          <table:table-cell table:style-name="ce3" table:formula="of:=([.K80]/[.K81])*100" office:value-type="float" office:value="5.88235294117647" calcext:value-type="float">
            <text:p>5.8823529412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ally bad</text:p>
          </table:table-cell>
          <table:table-cell table:style-name="Default" table:formula="of:=([.J73]/[.H73])*100" office:value-type="float" office:value="8.47457627118644" calcext:value-type="float">
            <text:p>8.4745762712</text:p>
          </table:table-cell>
          <table:table-cell table:style-name="Default" table:number-columns-repeated="2"/>
          <table:table-cell table:style-name="ce3"/>
          <table:table-cell table:style-name="ce3" table:formula="of:=SUM([.K78:.K80])" office:value-type="float" office:value="17" calcext:value-type="float">
            <text:p>17</text:p>
          </table:table-cell>
          <table:table-cell table:style-name="ce3"/>
        </table:table-row>
        <calcext:conditional-formats>
          <calcext:conditional-format calcext:target-range-address="Sheet1.L1:Sheet1.L60">
            <calcext:condition calcext:apply-style-name="Untitled1" calcext:value="=&quot;yes&quot;" calcext:base-cell-address="Sheet1.L1"/>
            <calcext:condition calcext:apply-style-name="Untitled3" calcext:value="=&quot;paraphrase&quot;" calcext:base-cell-address="Sheet1.L1"/>
          </calcext:conditional-format>
          <calcext:conditional-format calcext:target-range-address="Sheet1.A1:Sheet1.L60">
            <calcext:condition calcext:apply-style-name="Untitled1" calcext:value="=&quot;yes&quot;" calcext:base-cell-address="Sheet1.A1"/>
            <calcext:condition calcext:apply-style-name="Untitled3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47:07.724271182</dc:date>
    <meta:generator>LibreOffice/4.2.8.2$Linux_X86_64 LibreOffice_project/420m0$Build-2</meta:generator>
    <meta:editing-duration>PT2M53S</meta:editing-duration>
    <meta:editing-cycles>2</meta:editing-cycles>
    <meta:document-statistic meta:table-count="1" meta:cell-count="774" meta:object-count="0"/>
  </office:meta>
</office:document-meta>
</file>